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opacity="100%" draw:opacity-name="Transparency_20_3" draw:textarea-horizontal-align="justify" draw:textarea-vertical-align="middle" draw:auto-grow-height="false" fo:min-height="0.877cm" fo:min-width="6.321cm" fo:padding-top="0.177cm" fo:padding-bottom="0.177cm" fo:padding-left="0.302cm" fo:padding-right="0.3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17cm" fo:min-width="1.78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18cm" fo:min-width="1.79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21cm" fo:min-width="2.23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12cm" fo:min-width="3.09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5.906cm" fo:min-width="11.35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83cm" fo:min-width="2.98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085cm" fo:min-width="4.426cm"/>
    </style:style>
    <style:style style:name="gr10" style:family="graphic" style:parent-style-name="standard">
      <style:graphic-properties svg:stroke-width="0.018cm" svg:stroke-color="#000000" draw:marker-start-width="0.227cm" draw:marker-end="Square" draw:marker-end-width="0.227cm" draw:fill-color="#ffffff" draw:textarea-horizontal-align="justify" draw:textarea-vertical-align="middle" draw:auto-grow-height="false" fo:min-height="1.955cm" fo:min-width="2.15cm" fo:padding-top="0.134cm" fo:padding-bottom="0.134cm" fo:padding-left="0.259cm" fo:padding-right="0.25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9.0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 draw:opacity-name="Transparency_20_3"/>
      <style:paragraph-properties fo:text-align="center"/>
      <style:text-properties fo:font-size="19.3999996185303pt"/>
    </style:style>
    <style:style style:name="P3" style:family="paragraph">
      <loext:graphic-properties draw:fill-color="#ffffff"/>
      <style:paragraph-properties fo:text-align="center"/>
      <style:text-properties fo:font-size="14pt" style:font-size-asian="13pt" style:font-size-complex="13pt"/>
    </style:style>
    <style:style style:name="P4" style:family="paragraph">
      <loext:graphic-properties draw:fill-color="#ffffff"/>
      <style:paragraph-properties fo:text-align="center"/>
      <style:text-properties fo:font-size="16.2000007629395pt" style:font-size-asian="15pt" style:font-size-complex="15pt"/>
    </style:style>
    <style:style style:name="P5" style:family="paragraph">
      <loext:graphic-properties draw:fill-color="#ffffff"/>
      <style:paragraph-properties fo:text-align="center"/>
      <style:text-properties fo:font-size="19.3999996185303pt"/>
    </style:style>
    <style:style style:name="P6" style:family="paragraph">
      <loext:graphic-properties draw:fill-color="#ffffff"/>
      <style:paragraph-properties fo:text-align="center"/>
      <style:text-properties fo:font-size="19.3999996185303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21pt" style:font-size-asian="21pt" style:font-size-complex="21pt"/>
    </style:style>
    <style:style style:name="P10" style:family="paragraph">
      <loext:graphic-properties draw:fill="none" draw:fill-color="#ffffff"/>
      <style:text-properties fo:font-size="21pt" style:text-underline-style="solid" style:text-underline-width="auto" style:text-underline-color="font-color" style:font-size-asian="21pt" style:font-size-complex="21pt"/>
    </style:style>
    <style:style style:name="T1" style:family="text">
      <style:text-properties fo:font-size="19.399999618530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1pt" style:text-underline-style="solid" style:text-underline-width="auto" style:text-underline-color="font-color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25cm" svg:height="1.231cm" svg:x="15.097cm" svg:y="24.368cm">
          <text:p text:style-name="P1"><text:span text:style-name="T1">FlowMoving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27cm" svg:height="1.367cm" draw:transform="skewX (-0.0307177948351002) rotate (-0.030194196059502) translate (13.275cm 19.192cm)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44cm" svg:height="1.368cm" svg:x="16.984cm" svg:y="19.201cm">
          <text:p text:style-name="P1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62cm" svg:height="1.231cm" svg:x="20.466cm" svg:y="19.338cm">
          <text:p text:style-name="P1"><text:span text:style-name="T2">Predefined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96cm" svg:height="2.462cm" svg:x="13.037cm" svg:y="14.99cm">
          <text:p text:style-name="P1"><text:span text:style-name="T3"/></text:p>
          <text:p text:style-name="P1"><text:span text:style-name="T4">Pump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96cm" svg:height="2.462cm" svg:x="16.842cm" svg:y="14.972cm">
          <text:p text:style-name="P1"><text:span text:style-name="T1">??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596cm" svg:height="2.462cm" svg:x="20.704cm" svg:y="14.943cm">
          <text:p text:style-name="P1"><text:span text:style-name="T4">??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4.776cm" svg:y1="19.23cm" svg:x2="14.776cm" svg:y2="17.452cm">
          <text:p/>
        </draw:line>
        <draw:line draw:style-name="gr6" draw:text-style-name="P7" draw:layer="layout" svg:x1="18.496cm" svg:y1="19.23cm" svg:x2="18.496cm" svg:y2="17.452cm">
          <text:p/>
        </draw:line>
        <draw:line draw:style-name="gr6" draw:text-style-name="P7" draw:layer="layout" svg:x1="22.435cm" svg:y1="19.367cm" svg:x2="22.435cm" svg:y2="17.452cm">
          <text:p/>
        </draw:line>
        <draw:custom-shape draw:style-name="gr7" draw:text-style-name="P7" draw:layer="layout" svg:width="11.852cm" svg:height="6.156cm" svg:x="12.77cm" svg:y="14.7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2" draw:id="id2" draw:layer="layout" svg:width="4.927cm" svg:height="2.873cm" svg:x="3.667cm" svg:y="19.427cm">
          <text:p text:style-name="P1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4.926cm" svg:height="2.335cm" svg:x="3.752cm" svg:y="14.519cm">
          <text:p text:style-name="P1"><text:span text:style-name="T4">SYSTEM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6.165cm" svg:y1="19.407cm" svg:x2="6.165cm" svg:y2="16.867cm">
          <text:p/>
        </draw:line>
        <draw:custom-shape draw:style-name="gr8" draw:text-style-name="P5" draw:layer="layout" svg:width="4.927cm" svg:height="2.873cm" svg:x="3.752cm" svg:y="9.117cm">
          <text:p text:style-name="P1"><text:span text:style-name="T1">Attribu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6.165cm" svg:y1="14.557cm" svg:x2="6.165cm" svg:y2="12.017cm">
          <text:p/>
        </draw:line>
        <draw:custom-shape draw:style-name="gr9" draw:text-style-name="P6" draw:layer="layout" svg:width="4.926cm" svg:height="2.335cm" svg:x="3.779cm" svg:y="4.175cm">
          <text:p text:style-name="P1"><text:span text:style-name="T4">Sewerag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6.165cm" svg:y1="9.12cm" svg:x2="6.165cm" svg:y2="6.58cm">
          <text:p/>
        </draw:line>
        <draw:connector draw:style-name="gr6" draw:text-style-name="P7" draw:layer="layout" svg:x1="15.097cm" svg:y1="24.983cm" svg:x2="6.131cm" svg:y2="22.3cm" draw:start-shape="id1" draw:start-glue-point="3" draw:end-shape="id2" draw:end-glue-point="8" svg:d="M15097 24983h-8966v-2683" svg:viewBox="0 0 8967 2684">
          <text:p/>
        </draw:connector>
        <draw:line draw:style-name="gr6" draw:text-style-name="P7" draw:layer="layout" svg:x1="18.526cm" svg:y1="24.368cm" svg:x2="18.526cm" svg:y2="20.939cm">
          <text:p/>
        </draw:line>
        <draw:line draw:style-name="gr6" draw:text-style-name="P7" draw:layer="layout" svg:x1="22.082cm" svg:y1="25.003cm" svg:x2="26.527cm" svg:y2="25.003cm">
          <text:p/>
        </draw:line>
        <draw:custom-shape draw:style-name="gr10" draw:text-style-name="P8" xml:id="id3" draw:id="id3" draw:layer="layout" svg:width="5.334cm" svg:height="4.445cm" svg:x="26.494cm" svg:y="22.768cm">
          <text:p text:style-name="P1">CheckMateri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8" draw:layer="layout" svg:width="9.525cm" svg:height="2.667cm" svg:x="36.306cm" svg:y="23.625cm">
          <text:p text:style-name="P1">Shall be made of material</text:p>
          <text:p text:style-name="P1">“Cast Iron” or “Stainless Steel”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1.853cm" svg:y1="25.003cm" svg:x2="36.298cm" svg:y2="25.003cm">
          <text:p/>
        </draw:line>
        <draw:custom-shape draw:style-name="gr11" draw:text-style-name="P8" xml:id="id4" draw:id="id4" draw:layer="layout" svg:width="9.525cm" svg:height="2.667cm" svg:x="36.433cm" svg:y="30.912cm">
          <text:p text:style-name="P1">Made of material “Bronze”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29.161cm" svg:y1="27.213cm" svg:x2="36.433cm" svg:y2="32.245cm" draw:start-shape="id3" draw:start-glue-point="6" draw:end-shape="id4" draw:end-glue-point="3" svg:d="M29161 27213v5032h7272" svg:viewBox="0 0 7273 5033">
          <text:p/>
        </draw:connector>
        <draw:frame draw:style-name="gr12" draw:text-style-name="P10" draw:layer="layout" svg:width="2.064cm" svg:height="1.077cm" svg:x="33.612cm" svg:y="31.184cm">
          <draw:text-box>
            <text:p text:style-name="P9"><text:span text:style-name="T5">N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3:20:53.823000000</meta:creation-date>
    <dc:date>2018-11-13T10:18:49.565000000</dc:date>
    <meta:editing-duration>PT1H48M29S</meta:editing-duration>
    <meta:editing-cycles>5</meta:editing-cycles>
    <meta:generator>LibreOffice/6.1.2.1$Windows_X86_64 LibreOffice_project/65905a128db06ba48db947242809d14d3f9a93fe</meta:generator>
    <meta:document-statistic meta:object-count="27"/>
  </office:meta>
</office:document-meta>
</file>